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paragraph-properties fo:text-align="justify" style:justify-single-word="false"/>
      <style:text-properties fo:language="es" fo:country="AR"/>
    </style:style>
    <style:style style:name="P3"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fo:background-color="#ffffff"/>
    </style:style>
    <style:style style:name="P4"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style:style>
    <style:style style:name="P5" style:family="paragraph" style:parent-style-name="Standard">
      <style:paragraph-properties fo:line-height="115%" fo:text-align="justify" style:justify-single-word="false" style:writing-mode="lr-tb"/>
      <style:text-properties fo:language="es" fo:country="AR" fo:background-color="#ffffff"/>
    </style:style>
    <style:style style:name="P6" style:family="paragraph" style:parent-style-name="Standard">
      <style:paragraph-properties fo:line-height="115%" fo:text-align="justify" style:justify-single-word="false" style:writing-mode="lr-tb"/>
      <style:text-properties fo:language="es" fo:country="AR"/>
    </style:style>
    <style:style style:name="P7" style:family="paragraph" style:parent-style-name="Standard" style:list-style-name="L2">
      <style:paragraph-properties fo:line-height="115%" fo:text-align="justify" style:justify-single-word="false" style:writing-mode="lr-tb"/>
      <style:text-properties fo:language="es" fo:country="AR"/>
    </style:style>
    <style:style style:name="P8" style:family="paragraph" style:parent-style-name="Standard" style:list-style-name="L3">
      <style:paragraph-properties fo:line-height="115%" fo:text-align="justify" style:justify-single-word="false" style:writing-mode="lr-tb"/>
      <style:text-properties fo:language="es" fo:country="AR"/>
    </style:style>
    <style:style style:name="P9" style:family="paragraph" style:parent-style-name="Standard">
      <style:paragraph-properties fo:line-height="115%" fo:text-align="justify" style:justify-single-word="false" style:writing-mode="lr-tb"/>
      <style:text-properties fo:language="es" fo:country="AR" fo:font-style="normal" style:font-style-asian="normal" style:font-style-complex="normal"/>
    </style:style>
    <style:style style:name="P10" style:family="paragraph" style:parent-style-name="Standard" style:list-style-name="L3">
      <style:paragraph-properties fo:line-height="115%" fo:text-align="justify" style:justify-single-word="false" style:writing-mode="lr-tb"/>
      <style:text-properties fo:language="es" fo:country="AR" fo:font-style="normal" style:font-style-asian="normal" style:font-style-complex="normal"/>
    </style:style>
    <style:style style:name="P11"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background-color="#ffffff"/>
    </style:style>
    <style:style style:name="P12"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font-style="normal" style:font-style-asian="normal" style:font-style-complex="normal"/>
    </style:style>
    <style:style style:name="P13"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language="es" fo:country="AR"/>
    </style:style>
    <style:style style:name="P14"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language="es" fo:country="AR" style:text-underline-style="none" fo:background-color="#ffffff"/>
    </style:style>
    <style:style style:name="P15" style:family="paragraph" style:parent-style-name="Standard" style:master-page-name="Standard">
      <style:paragraph-properties fo:line-height="115%" fo:text-align="center" style:justify-single-word="false" style:page-number="auto" fo:break-before="auto" fo:break-after="auto" style:writing-mode="lr-tb"/>
      <style:text-properties fo:language="es" fo:country="AR" style:text-underline-style="solid" style:text-underline-width="auto" style:text-underline-color="font-color"/>
    </style:style>
    <style:style style:name="P16" style:family="paragraph" style:parent-style-name="Standard">
      <style:paragraph-properties fo:line-height="115%" fo:text-align="justify" style:justify-single-word="false" fo:break-before="auto" fo:break-after="auto" style:writing-mode="lr-tb"/>
      <style:text-properties fo:language="es" fo:country="AR" fo:background-color="#ffffff"/>
    </style:style>
    <style:style style:name="P17" style:family="paragraph" style:parent-style-name="Standard">
      <style:paragraph-properties fo:margin-left="0cm" fo:margin-right="0cm" fo:line-height="115%" fo:text-align="justify" style:justify-single-word="false" fo:text-indent="0.476cm" style:auto-text-indent="false" style:writing-mode="lr-tb">
        <style:tab-stops/>
      </style:paragraph-properties>
      <style:text-properties fo:language="es" fo:country="AR"/>
    </style:style>
    <style:style style:name="P18" style:family="paragraph" style:parent-style-name="Text_20_body">
      <style:paragraph-properties fo:text-align="justify" style:justify-single-word="false"/>
      <style:text-properties fo:language="es" fo:country="AR"/>
    </style:style>
    <style:style style:name="P19" style:family="paragraph" style:parent-style-name="Footer">
      <style:text-properties fo:language="es" fo:country="AR"/>
    </style:style>
    <style:style style:name="P20" style:family="paragraph" style:parent-style-name="Footnote">
      <style:text-properties fo:language="es" fo:country="AR"/>
    </style:style>
    <style:style style:name="P21" style:family="paragraph" style:parent-style-name="TítuloMío">
      <style:text-properties fo:language="es" fo:country="AR"/>
    </style:style>
    <style:style style:name="P22" style:family="paragraph" style:parent-style-name="TítuloMío">
      <style:paragraph-properties fo:text-align="center" style:justify-single-word="false"/>
      <style:text-properties fo:language="es" fo:country="AR"/>
    </style:style>
    <style:style style:name="P23" style:family="paragraph" style:parent-style-name="TítuloMío">
      <style:paragraph-properties fo:line-height="115%" fo:text-align="center" style:justify-single-word="false" style:writing-mode="lr-tb"/>
      <style:text-properties fo:language="es" fo:country="AR"/>
    </style:style>
    <style:style style:name="P24" style:family="paragraph" style:parent-style-name="TítuloMío">
      <style:paragraph-properties fo:margin-left="0cm" fo:margin-right="0cm" fo:line-height="115%" fo:text-align="center" style:justify-single-word="false" fo:text-indent="0cm" style:auto-text-indent="false" style:writing-mode="lr-tb"/>
      <style:text-properties fo:language="es" fo:country="AR"/>
    </style:style>
    <style:style style:name="P25" style:family="paragraph" style:parent-style-name="SubtítuloMío">
      <style:text-properties fo:language="es" fo:country="AR"/>
    </style:style>
    <style:style style:name="P26" style:family="paragraph" style:parent-style-name="SubtítuloMío">
      <style:text-properties fo:language="es" fo:country="AR" fo:font-style="normal" style:font-style-asian="normal" style:font-style-complex="normal"/>
    </style:style>
    <style:style style:name="T1" style:family="text">
      <style:text-properties fo:font-size="24pt" style:font-size-asian="24pt" style:font-size-complex="24pt"/>
    </style:style>
    <style:style style:name="T2" style:family="text">
      <style:text-properties fo:background-color="#ffffff"/>
    </style:style>
    <style:style style:name="T3" style:family="text">
      <style:text-properties fo:font-style="italic" fo:background-color="#ffffff" style:font-style-asian="italic" style:font-style-complex="italic"/>
    </style:style>
    <style:style style:name="T4" style:family="text">
      <style:text-properties fo:font-style="italic" style:font-style-asian="italic" style:font-style-complex="italic"/>
    </style:style>
    <style:style style:name="T5" style:family="text">
      <style:text-properties style:text-underline-style="none" fo:background-color="#ffffff"/>
    </style:style>
    <style:style style:name="T6" style:family="text">
      <style:text-properties fo:font-style="normal" fo:background-color="#ffffff" style:font-style-asian="normal" style:font-style-complex="normal"/>
    </style:style>
    <style:style style:name="T7" style:family="text">
      <style:text-properties fo:font-style="normal" style:font-style-asian="normal" style:font-style-complex="normal"/>
    </style:style>
    <style:style style:name="T8" style:family="text">
      <style:text-properties fo:font-variant="normal" fo:text-transform="none" fo:color="#000000" style:font-name="Linux Libertine" fo:letter-spacing="normal" fo:font-style="normal" fo:font-weight="normal"/>
    </style:style>
    <style:style style:name="T9" style:family="text">
      <style:text-properties fo:font-variant="normal" fo:text-transform="none" fo:color="#000000" style:font-name="arial" fo:letter-spacing="normal" fo:font-style="normal" fo:font-weight="normal"/>
    </style:style>
    <style:style style:name="T10" style:family="text">
      <style:text-properties fo:font-variant="normal" fo:text-transform="none" fo:color="#000000" fo:font-size="11pt" fo:letter-spacing="normal" fo:font-style="normal" fo:font-weight="normal" style:font-size-asian="11pt" style:font-style-asian="normal" style:font-size-complex="11pt" style:font-style-complex="normal"/>
    </style:style>
    <style:style style:name="T11" style:family="text">
      <style:text-properties fo:font-variant="normal" fo:text-transform="none" fo:color="#c34e00" fo:font-size="11pt" fo:letter-spacing="normal" fo:font-style="normal" fo:font-weight="normal" style:font-size-asian="11pt" style:font-style-asian="normal" style:font-size-complex="11pt" style:font-style-complex="normal"/>
    </style:style>
    <style:style style:name="T12" style:family="text">
      <style:text-properties fo:font-size="18pt" style:font-size-asian="18pt" style:font-size-complex="18pt"/>
    </style:style>
    <style:style style:name="T13" style:family="text">
      <style:text-properties fo:language="es" fo:country="AR"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GIT: Sistema de Control de Versiones</text:span></text:p>
      <text:p text:style-name="P22"><text:span text:style-name="T12">Introducción</text:span></text:p>
      <text:p text:style-name="P21">Sistemas de Control de Versiones</text:p>
      <text:p text:style-name="P2"><text:span text:style-name="T2">Un Sistema de Control de Versiones (</text:span><text:span text:style-name="T3">Version Control System</text:span><text:span text:style-name="T2"> - VCS, por sus siglas en inglés) es un software que registra los cambios en un archivo o un conjunto de archivos a lo largo del tiempo, para tener un seguimiento (</text:span><text:span text:style-name="T3">tracking</text:span><text:span text:style-name="T2">) de quién, cuándo y qué cambios se realizaron sobre ese conjunto de archivos y, a la vez, ser capaz de volver los cambios atras en el tiempo a cualquier punto, comparar distintas versiones, ya sea de todo el conjunto de archivos, o de un subconjunto del mismo. Dicho en otros términos, si alguien “rompe” o “pierde” algo, rápidamente se puede enmendar el error.</text:span></text:p>
      <text:p text:style-name="P16">Los VCS son ampliamente usados por los programadores para el control de código fuente, pero sirven virtualmente para mantener una revisión sobre cualquier tipo de archivos. <text:s/></text:p>
      <text:p text:style-name="P21">Un poco de historia</text:p>
      <text:p text:style-name="P13">Git es un sistema de control de versiones distribuido (<text:span text:style-name="T2">DVCS</text:span>) de código abierto. Surge en el año 2005 a partir de diferentes necesidades que tenía la comunidad que desarrolla el kernel de linux, ya que hasta ese momento usaba el <text:span text:style-name="T2">BitKeeper que, por ser software propietario, impedía hacerle modificaciones y mejoras al sistema. Luego de largas discusiones sobre esta problemática, Linus Torvalds</text:span><text:span text:style-name="T2"><text:note text:id="ftn1" text:note-class="footnote"><text:note-citation>1</text:note-citation><text:note-body><text:p text:style-name="P20">http://en.wikipedia.org/wiki/Linus_Torvalds</text:p></text:note-body></text:note></text:span><text:span text:style-name="T2"> decidió “crear un DVCS más eficiente y más poderoso que cualquiera de los actuales, en solo dos semanas”. Asi nació Git y sus prinicipales características son:</text:span></text:p>
      <text:list xml:id="list14797122751" text:style-name="L1">
        <text:list-item>
          <text:p text:style-name="P3">Es completamente disitribuido.</text:p>
        </text:list-item>
        <text:list-item>
          <text:p text:style-name="P3">Diseño simple.</text:p>
        </text:list-item>
        <text:list-item>
          <text:p text:style-name="P3">Rapidez.</text:p>
        </text:list-item>
        <text:list-item>
          <text:p text:style-name="P4"><text:span text:style-name="T2">Gran soporte para desarrollo no linear (permite miles de ramas, o </text:span><text:span text:style-name="T3">branches, </text:span><text:span text:style-name="T6">en paralelo</text:span><text:span text:style-name="T2">).</text:span></text:p>
        </text:list-item>
        <text:list-item>
          <text:p text:style-name="P3">Permite mantener proyectos grandes, de miles de archivos y millones de lineas (como el kernel de Linux) de forma eficiente y rápida.</text:p>
        </text:list-item>
      </text:list>
      <text:p text:style-name="P14"/>
      <text:p text:style-name="P17"><text:span text:style-name="T5">Si bien el ideador y creador de Git es Torvalds, desde los comienzos y hasta la actualidad el principal encargado de mantener el código es </text:span><text:bookmark text:name="firstHeading"/><text:span text:style-name="T9">Junio C. Hamano</text:span><text:span text:style-name="T8"><text:note text:id="ftn2" text:note-class="footnote"><text:note-citation>2</text:note-citation><text:note-body><text:p text:style-name="P20">http://en.wikipedia.org/wiki/Junio_Hamano</text:p></text:note-body></text:note></text:span><text:span text:style-name="T8">.</text:span></text:p>
      <text:p text:style-name="P21">Conceptos básicos</text:p>
      <text:p text:style-name="P16"><text:soft-page-break/>A continuación se explicarán los conceptos básicos para entender el funcionamiento de Git. Este apartado es de especial atención, ya que contiene las bases de para comprender el resto del trabajo.</text:p>
      <text:p text:style-name="P5"/>
      <text:p text:style-name="P25">Fotos instantáneas</text:p>
      <text:p text:style-name="P5">Git, a diferencia de otros VCS como Subversion, Bazaar, etc., que relizan un seguimiento de los archivos y sus modificaciones, entiende los datos como una serie de capturas o “fotos instántaneas” (<text:span text:style-name="T4">snapshots</text:span>) de un mini sistema de archivos. Cada vez que se realiza un <text:span text:style-name="T4">commit </text:span><text:span text:style-name="T7"><text:s/>de un proyecto en Git, este básicamente toma una “foto” de como se ven los archivos en ese momento y almacena una referencia a esa captura. Para mantener la eficiencia, Git no guarda los datos de un archivo que no hay sido modificado, solamente mantiene un enlace a ese archivo. Git se comporta más como un mini sistema de archivos con poderosas herramientas construidas sobre este.</text:span></text:p>
      <text:p text:style-name="P16"/>
      <text:p text:style-name="P25">Operaciones locales</text:p>
      <text:p text:style-name="P16">En Git la mayoría de las operaciones son locales. Esto significa que no es necesario estar conectado a una red o VPN para poder ver el historial del proyecto, hacer commits, ver los cambios en un archivo de meses atrás, ya que todos los cambios dentro del proyecto son guardados en una base de datos local. Trabajar viajando en avión o tren es posible con Git.</text:p>
      <text:p text:style-name="P11"/>
      <text:p text:style-name="P25">Integridad</text:p>
      <text:p text:style-name="P6">Antes de ser guardado, cualquier objeto en Git mantiene una suma de chequeo (checksum), la cual es evaluada y verificada. Esto implica que Git trabaja a muy bajo nivel, y por lo tanto ningun cambio de contenido dentro de algun archivo o directorio puede ser <text:s/>pasado por alto, o perderse en el camino y ser corrompido.</text:p>
      <text:p text:style-name="P6">El mecanismo que Git usa para el checksum es llamado hash SHA-1. Consiste de una cadena de 40 caracteres que incluyen dígitos hexadecimales (0-9 y a-f) que es calculado en base al contenido de un directorio o archivo. De hecho, Git NO almacena archivos ni directorios dentro de su base de datos, solo contenido direccionable mediante esta tabla hash.</text:p>
      <text:p text:style-name="P6">Es importante comprender que Git generalmente solo agrega datos y que esos datos una vez que son <text:span text:style-name="T4">commiteados</text:span>, es muy difícil perderlos, sobre todo si luego se hace un <text:span text:style-name="T4">push </text:span><text:span text:style-name="T7">del proyecto a algun otro repositorio.</text:span></text:p>
      <text:p text:style-name="P9"/>
      <text:p text:style-name="P26">Los Tres Estados</text:p>
      <text:p text:style-name="P9">Los archivos dentro de Git pueden residir principalmente en alguno de estos tres estados:</text:p>
      <text:list xml:id="list1939994508" text:style-name="L2">
        <text:list-item>
          <text:p text:style-name="P7"><text:span text:style-name="T7">Hecho (</text:span><text:span text:style-name="T4">committed</text:span><text:span text:style-name="T7">): significa que los datos estan seguros y guardados dentro de la base de datos local.</text:span></text:p>
        </text:list-item>
        <text:list-item>
          <text:p text:style-name="P7"><text:span text:style-name="T7">Modificado (</text:span><text:span text:style-name="T4">modified</text:span><text:span text:style-name="T7">): significa que el archivo ha sido modificado pero todavía no fue realizado el commit.</text:span></text:p>
        </text:list-item>
        <text:list-item>
          <text:p text:style-name="P7"><text:span text:style-name="T7">Representado (</text:span><text:span text:style-name="T4">staged</text:span><text:span text:style-name="T7">): significa que se ha marcado la actual versión de un archivo modificado para ser incluido dentro del próximo commit.</text:span></text:p>
        </text:list-item>
      </text:list>
      <text:p text:style-name="P12"/>
      <text:p text:style-name="P12"><text:soft-page-break/>Esto lleva a la conclusión de que hay tres secciones principales dentro de un proyecto Git:</text:p>
      <text:list xml:id="list1812851783" text:style-name="L3">
        <text:list-item>
          <text:p text:style-name="P10">El directorio Git (<text:span text:style-name="T4">Git dir</text:span>): es la parte más importante de Git, donde los metadatos son almacenados y es siempre copiado cuando se clona el repositorio desde otra computadora.</text:p>
        </text:list-item>
        <text:list-item>
          <text:p text:style-name="P8"><text:span text:style-name="T7">El directorio de trabajo (</text:span><text:span text:style-name="T4">working dir</text:span><text:span text:style-name="T7">): es una única caja (</text:span><text:span text:style-name="T4">checkout</text:span><text:span text:style-name="T7">) de una versión del proyecto. Los archivos son traidos (</text:span><text:span text:style-name="T4">pulled</text:span><text:span text:style-name="T7">) y descomprimidos de la base de datos del directorio Git y puestos al alcance del usuario para ser usados y/o modificados.</text:span></text:p>
        </text:list-item>
        <text:list-item>
          <text:p text:style-name="P8"><text:span text:style-name="T7">El área de representación (</text:span><text:span text:style-name="T4">staging area</text:span><text:span text:style-name="T7">): es un archivo simple, generalmente dentro del directorio Git que guarda información sobre que va a ser incluido dentro del próximo commit. A veces es llamado también índice (</text:span><text:span text:style-name="T4">index</text:span><text:span text:style-name="T7">).</text:span></text:p>
        </text:list-item>
      </text:list>
      <text:p text:style-name="P6"/>
      <text:p text:style-name="P6">El flujo de trabajo básico es asi: se modifican los archivos, se ponen en estado staged y luego se realizan los commits. Más adelante se verá como la parte de staged puede ser pasada por alto. Cada archivo dentro del working dir puedes tener dos estados: Rastreado (<text:span text:style-name="T4">tracked</text:span>) aquellos que estan presentes en el último snapshot; y No Rastreado (<text:span text:style-name="T4">untracked</text:span>), cualquier otro archivo.</text:p>
      <text:p text:style-name="P24"><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oft-page-break/><text:span text:style-name="T12">Usando Git</text:span></text:p>
      <text:p text:style-name="P18">A partir de ahora, se detallarán cuestiones específicas concernientes al uso de la herramienta. Cabe destacar que Git puede ser instalado en los Sistemas Operativos más usados, como OSX, GNU/Linux y Windows, y que cada una de estas plataformas tiene varios aplicativos con interfaz gráfica para poder hacer un manejo de los repositorios sin necesidad de una consola o un emulador de consola (además de <text:span text:style-name="T4">gitk, </text:span><text:span text:style-name="T7">la herramienta gráfica por defecto de Git</text:span>). Sin embargo, estos aplicativos no suelen ser tan intuitivos de usar si no se tiene un previo conocimiento de Git, no permiten aprovechar absolutamente todas las características de Git (de hecho, algunos son muy limitados) y, principalmente, el uso de Git a través de la consola permite una interacción directa con los repositorios y el flujo de trabajo, lo que permite que el aprendizaje sea estricto. Es por esto que para los ejemplos se utilizará un emulador de consola de comandos, típico de las distribuciones GNU/Linux, Sistema Operativo usado por uno de los autores. Es también importante remarcar que muchas de las cosas explicadas aqui pueden variar un poco entre las distintas plataformas, incluso entre distintas distribuciones.</text:p>
      <text:p text:style-name="P21">Comandos Básicos</text:p>
      <text:p text:style-name="P25">git init </text:p>
      <text:p text:style-name="P1">La forma de crear o reinicializar un repositorio dentro del directorio actual es con <text:span text:style-name="T4">git init</text:span>. Crea un directorio llamado .git, donde se almacena toda la información necesaria para el sistema. El nombre del directorio puede ser modificado antes de inicializar si la variable $GIT_DIR está seteada.</text:p>
      <text:p text:style-name="P1">Una opción interesante a tener en cuenta es --<text:span text:style-name="T4">bare, </text:span><text:span text:style-name="T7">es decir, inicializar el repositorio como “desnudo”, o dicho en términos técnicos, sin working dir. Esto es bastante común a la hora de armar un repositorio compartido. Esta opción tampoco crea el directorio .git, si no que almacena toda la información directamente en el directorio actual, y se basa en la idea de que los repositorios no deberían ser accedidos para trabajar sobre ellos directamente (con add y commit), si no que son un lugar donde reside el código fuente y donde los programadores deberían clonar, pullear, pushear, etc. Por defecto, esta característica viene desactivada, git init <text:s text:c="2"/>usa la opción –</text:span><text:span text:style-name="T4">non-bare</text:span><text:span text:style-name="T7">.</text:span></text:p>
      <text:p text:style-name="P1"><text:span text:style-name="T7"/></text:p>
      <text:p text:style-name="P25"><text:span text:style-name="T7">git status</text:span></text:p>
      <text:p text:style-name="P1"><text:span text:style-name="T7">Con </text:span><text:span text:style-name="T4">git status </text:span><text:span text:style-name="T7">podemos ver el estado actual del repositorio. Salidas típicas del este comando:</text:span></text:p>
      <text:p text:style-name="P1"><text:span text:style-name="T7"/></text:p>
      <text:p text:style-name="P1"><text:span text:style-name="T7">~$ git status </text:span><text:span text:style-name="T11"># no hay cambios.</text:span></text:p>
      <text:p text:style-name="P1"><text:span text:style-name="T7"># On branch master</text:span></text:p>
      <text:p text:style-name="P1"><text:span text:style-name="T7">nothing to commit (working directory clean)</text:span></text:p>
      <text:p text:style-name="P1"><text:span text:style-name="T7"/></text:p>
      <text:p text:style-name="P1"><text:span text:style-name="T7">~$ git status </text:span><text:span text:style-name="T11"># hay cambios pero no estan dentro del staging area.</text:span></text:p>
      <text:p text:style-name="P1"><text:span text:style-name="T7"># On branch master</text:span></text:p>
      <text:p text:style-name="P1"><text:span text:style-name="T7"># Changes not staged for commit:</text:span></text:p>
      <text:p text:style-name="P1"><text:soft-page-break/><text:span text:style-name="T7"># <text:s text:c="2"/>(use "git add &lt;file&gt;..." to update what will be committed)</text:span></text:p>
      <text:p text:style-name="P1"><text:span text:style-name="T7"># <text:s text:c="2"/>(use "git checkout -- &lt;file&gt;..." to discard changes in working directory)</text:span></text:p>
      <text:p text:style-name="P1"><text:span text:style-name="T7">#</text:span></text:p>
      <text:p text:style-name="P1"><text:span text:style-name="T7"># <text:s text:c="6"/>modified: <text:s text:c="2"/>Git-GitHUB.odt</text:span></text:p>
      <text:p text:style-name="P1"><text:span text:style-name="T7">#</text:span></text:p>
      <text:p text:style-name="P1"><text:span text:style-name="T7">no changes added to commit (use "git add" and/or "git commit -a")</text:span></text:p>
      <text:p text:style-name="P1"><text:span text:style-name="T7"/></text:p>
      <text:p text:style-name="Standard"><text:span text:style-name="T13">~$ </text:span><text:span text:style-name="T10">git status </text:span><text:span text:style-name="T11"># hay cambios dentro del staging area.</text:span></text:p>
      <text:p text:style-name="P2"><text:span text:style-name="T7"># On branch master</text:span></text:p>
      <text:p text:style-name="P2"><text:span text:style-name="T7"># Changes to be committed:</text:span></text:p>
      <text:p text:style-name="P2"><text:span text:style-name="T7"># <text:s text:c="2"/>(use "git reset HEAD &lt;file&gt;..." to unstage)</text:span></text:p>
      <text:p text:style-name="P2"><text:span text:style-name="T7">#</text:span></text:p>
      <text:p text:style-name="P2"><text:span text:style-name="T7"># <text:s text:c="6"/>modified: <text:s text:c="2"/>Git-GitHUB.odt</text:span></text:p>
      <text:p text:style-name="P2"><text:span text:style-name="T7">#</text:span></text:p>
      <text:p text:style-name="P2"><text:span text:style-name="T7"/></text:p>
      <text:p text:style-name="P25"><text:span text:style-name="T7">git add y git commit</text:span></text:p>
      <text:p text:style-name="P1"><text:span text:style-name="T4">git add</text:span><text:span text:style-name="T7"> es un alias para </text:span><text:span text:style-name="T4">git stage</text:span><text:span text:style-name="T7"> (en realidad, es stage es un alias de add) y lo que hace es justamente eso, recibe como argumentos archivos y/o directorios y los agrega al staging area, los pone en la cola de cambios a commitear.</text:span></text:p>
      <text:p text:style-name="P1"><text:span text:style-name="T4">git commit</text:span><text:span text:style-name="T7"> guarda estos cambios dentro del repositorio. Pasa de staged a committed los cambios dentro del staging area. Cada commit debe tener un mensaje indicador de los cambios que se estan asentando en este commit. Un commit sin mensaje es abortado. La forma más comun de pasar un mensaje a </text:span><text:span text:style-name="T4">git commit</text:span><text:span text:style-name="T7"> es mediante la opción -m, aunque se puede hacer de forma interactiva si no se especifica esta opción, ya que Git va a abrir el editor de texto por defecto con un archivo con las lineas presentes de la salida de </text:span><text:span text:style-name="T4">git status</text:span><text:span text:style-name="T7">.</text:span></text:p>
      <text:p text:style-name="P1"><text:span text:style-name="T7">Como se había anticipado, hay una manera de pasar por alto el staging area y asi hacer un commit directamente de todos los archivos modificados; esto se logra con la opción -a. De hecho, si Git detecta archivos trackeados que han sido borrados, también los va a incluir en el commit cuando sea invocado con -a, lo único que no va a hacer es agregar archivos nuevos, para esto si es necesario usar </text:span><text:span text:style-name="T4">git add</text:span><text:span text:style-name="T7">. </text:span></text:p>
      <text:p text:style-name="P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4cm" style:auto-text-indent="tru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Mío" style:family="paragraph" style:parent-style-name="Standard" style:class="text">
      <style:paragraph-properties fo:margin="100%" fo:margin-left="0cm" fo:margin-right="0cm" fo:margin-top="0.499cm" fo:margin-bottom="0.499cm" fo:line-height="100%" fo:text-indent="0.026cm" style:auto-text-indent="false" style:writing-mode="lr-tb"/>
      <style:text-properties fo:font-size="14pt" style:font-size-asian="14pt" style:font-size-complex="14pt"/>
    </style:style>
    <style:style style:name="SubtítuloMío" style:family="paragraph" style:parent-style-name="Standard" style:class="text">
      <style:paragraph-properties fo:margin="100%" fo:margin-left="0cm" fo:margin-right="0cm" fo:margin-top="0cm" fo:margin-bottom="0cm" fo:line-height="150%" fo:text-align="justify" style:justify-single-word="false" fo:text-indent="0cm" style:auto-text-indent="false" style:shadow="none" style:writing-mode="lr-tb"/>
      <style:text-properties fo:font-weight="bold" fo:background-color="#ffffff"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OoComputerCode" style:family="text">
      <style:text-properties fo:color="#000000" style:font-name="FreeMono"/>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AR"/>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9</meta:editing-cycles>
    <dc:date>2014-09-05T03:40:01</dc:date>
    <meta:editing-duration>PT3H3M31S</meta:editing-duration>
    <meta:document-statistic meta:table-count="0" meta:image-count="0" meta:object-count="0" meta:page-count="5" meta:paragraph-count="66" meta:word-count="1646" meta:character-count="9786" meta:non-whitespace-character-count="8191"/>
  </office:meta>
</office:document-meta>
</file>